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maApp</text:p>
      <text:p text:style-name="Standard"/>
      <text:p text:style-name="Standard">App ID : 793273217421313</text:p>
      <text:p text:style-name="Standard"/>
      <text:p text:style-name="Standard">App Secret<text:bookmark text:name="u_0_n"/> <text:s/>: 5563f55423368b82d3cc1036662aef93</text:p>
      <text:p text:style-name="Standard"/>
      <text:p text:style-name="Standard">ga0RGNYHvNM5d0SLGQfpQWAPGJ8=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an </meta:initial-creator>
    <meta:creation-date>2015-02-21T11:34:15</meta:creation-date>
    <dc:date>2015-02-21T15:25:17</dc:date>
    <dc:creator>rajan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4" meta:word-count="10" meta:character-count="107" meta:non-whitespace-character-count="99"/>
  </office:meta>
</office:document-meta>
</file>